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code">
      <style:text-properties officeooo:rsid="00131365" officeooo:paragraph-rsid="00131365"/>
    </style:style>
    <style:style style:name="P4" style:family="paragraph" style:parent-style-name="code">
      <style:text-properties officeooo:rsid="0013ee39" officeooo:paragraph-rsid="0013ee39"/>
    </style:style>
    <style:style style:name="P5" style:family="paragraph" style:parent-style-name="Text_20_body">
      <style:text-properties officeooo:rsid="000a743b" officeooo:paragraph-rsid="000a743b"/>
    </style:style>
    <style:style style:name="P6" style:family="paragraph" style:parent-style-name="Text_20_body">
      <style:text-properties officeooo:rsid="000c4501" officeooo:paragraph-rsid="000c4501"/>
    </style:style>
    <style:style style:name="P7" style:family="paragraph" style:parent-style-name="Text_20_body">
      <style:text-properties officeooo:rsid="000fc6cb" officeooo:paragraph-rsid="000fc6cb"/>
    </style:style>
    <style:style style:name="P8" style:family="paragraph" style:parent-style-name="Text_20_body">
      <style:text-properties officeooo:rsid="0010ef53" officeooo:paragraph-rsid="0010ef53"/>
    </style:style>
    <style:style style:name="P9" style:family="paragraph" style:parent-style-name="Text_20_body">
      <style:text-properties officeooo:rsid="00128486" officeooo:paragraph-rsid="00128486"/>
    </style:style>
    <style:style style:name="P10" style:family="paragraph" style:parent-style-name="Text_20_body">
      <style:text-properties officeooo:rsid="0015fadb" officeooo:paragraph-rsid="0015fadb"/>
    </style:style>
    <style:style style:name="P11" style:family="paragraph" style:parent-style-name="Text_20_body">
      <style:text-properties officeooo:rsid="0017f6d5" officeooo:paragraph-rsid="0017f6d5"/>
    </style:style>
    <style:style style:name="P12" style:family="paragraph" style:parent-style-name="Text_20_body">
      <style:text-properties officeooo:rsid="0018d3a4" officeooo:paragraph-rsid="0018d3a4"/>
    </style:style>
    <style:style style:name="P13" style:family="paragraph" style:parent-style-name="Text_20_body">
      <style:text-properties officeooo:rsid="00230297" officeooo:paragraph-rsid="00230297"/>
    </style:style>
    <style:style style:name="P14" style:family="paragraph" style:parent-style-name="Text_20_body">
      <style:text-properties officeooo:rsid="00238cf7" officeooo:paragraph-rsid="00238cf7"/>
    </style:style>
    <style:style style:name="P15" style:family="paragraph" style:parent-style-name="Text_20_body">
      <style:text-properties officeooo:rsid="0026e920" officeooo:paragraph-rsid="0026e920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3">
      <style:text-properties officeooo:rsid="0010ef53" officeooo:paragraph-rsid="0010ef53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02b981"/>
    </style:style>
    <style:style style:name="P20" style:family="paragraph" style:parent-style-name="Heading_20_2" style:master-page-name="Standard">
      <style:paragraph-properties style:page-number="auto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1d25a1"/>
    </style:style>
    <style:style style:name="P23" style:family="paragraph" style:parent-style-name="Heading_20_1" style:list-style-name="">
      <style:paragraph-properties fo:break-before="page"/>
      <style:text-properties officeooo:rsid="001c579c" officeooo:paragraph-rsid="001c579c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2a2d50" officeooo:paragraph-rsid="002a2d50"/>
    </style:style>
    <style:style style:name="P27" style:family="paragraph" style:parent-style-name="Text_20_body">
      <style:text-properties officeooo:rsid="00238cf7" officeooo:paragraph-rsid="00238cf7"/>
    </style:style>
    <style:style style:name="P28" style:family="paragraph" style:parent-style-name="Text_20_body">
      <style:text-properties officeooo:rsid="002a3f93" officeooo:paragraph-rsid="002a3f93"/>
    </style:style>
    <style:style style:name="T1" style:family="text">
      <style:text-properties officeooo:rsid="00023ee3"/>
    </style:style>
    <style:style style:name="T2" style:family="text">
      <style:text-properties officeooo:rsid="0013ee39"/>
    </style:style>
    <style:style style:name="T3" style:family="text">
      <style:text-properties officeooo:rsid="001db59b"/>
    </style:style>
    <style:style style:name="T4" style:family="text">
      <style:text-properties officeooo:rsid="00268f6c"/>
    </style:style>
    <style:style style:name="T5" style:family="text">
      <style:text-properties officeooo:rsid="0026e92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"><text:a xlink:type="simple" xlink:href="#__RefHeading__177_569355814">Raspi2<text:tab/>2</text:a></text:p>
          <text:p text:style-name="P18"><text:a xlink:type="simple" xlink:href="#__RefHeading__214_569355814">Arch Linux Arm<text:tab/>2</text:a></text:p>
          <text:p text:style-name="P25"><text:a xlink:type="simple" xlink:href="#__RefHeading__170_188545714">Preparing First Images<text:tab/>2</text:a></text:p>
          <text:p text:style-name="P25"><text:a xlink:type="simple" xlink:href="#__RefHeading__179_569355814">Change cmdline.txt<text:tab/>2</text:a></text:p>
          <text:p text:style-name="P25"><text:a xlink:type="simple" xlink:href="#__RefHeading__181_569355814">After first boot<text:tab/>2</text:a></text:p>
          <text:p text:style-name="P25"><text:a xlink:type="simple" xlink:href="#__RefHeading__183_569355814">Interesting installs<text:tab/>2</text:a></text:p>
          <text:p text:style-name="P25"><text:a xlink:type="simple" xlink:href="#__RefHeading__185_569355814">Install xserver<text:tab/>2</text:a></text:p>
          <text:p text:style-name="P25"><text:a xlink:type="simple" xlink:href="#__RefHeading___Toc284_1605686100">Audio Interfaces<text:tab/>3</text:a></text:p>
          <text:p text:style-name="P18"><text:a xlink:type="simple" xlink:href="#__RefHeading__216_569355814">Ubuntu Mate<text:tab/>4</text:a></text:p>
          <text:p text:style-name="P25"><text:a xlink:type="simple" xlink:href="#__RefHeading__706_569355814">check Audio Interfaces<text:tab/>4</text:a></text:p>
          <text:p text:style-name="P25"><text:a xlink:type="simple" xlink:href="#__RefHeading__304_569355814">After first run replace kernel<text:tab/>4</text:a></text:p>
          <text:p text:style-name="P25"><text:a xlink:type="simple" xlink:href="#__RefHeading___Toc286_1605686100">Audio interfaces after kernel &amp; initrd replace<text:tab/>4</text:a></text:p>
          <text:p text:style-name="P16"><text:a xlink:type="simple" xlink:href="#__RefHeading__187_569355814">Odroid C1<text:tab/>5</text:a></text:p>
          <text:p text:style-name="P18"><text:a xlink:type="simple" xlink:href="#__RefHeading__189_569355814">with Arch Linux Arm<text:tab/>5</text:a></text:p>
          <text:p text:style-name="P18"><text:a xlink:type="simple" xlink:href="#__RefHeading__239_569355814">Ubuntu (Hardkernel)<text:tab/>5</text:a></text:p>
          <text:p text:style-name="P18"><text:a xlink:type="simple" xlink:href="#__RefHeading__241_569355814">Android (Hardkernel)<text:tab/>5</text:a></text:p>
          <text:p text:style-name="P16"><text:a xlink:type="simple" xlink:href="#__RefHeading___Toc328_1605686100">Knoppix 7.5<text:tab/>6</text:a></text:p>
          <text:p text:style-name="P25"><text:a xlink:type="simple" xlink:href="#__RefHeading___Toc330_1605686100">Audio interfaces<text:tab/>6</text:a></text:p>
          <text:p text:style-name="P16"><text:a xlink:type="simple" xlink:href="#__RefHeading__191_569355814">Appendix<text:tab/>7</text:a></text:p>
          <text:p text:style-name="P18"><text:a xlink:type="simple" xlink:href="#__RefHeading__526_496670909">Links<text:tab/>8</text:a></text:p>
        </text:index-body>
      </text:table-of-content>
      <text:p text:style-name="P2"/>
      <text:h text:style-name="P22" text:outline-level="1"><text:bookmark-start text:name="__RefHeading__177_569355814"/>Raspi2<text:bookmark-end text:name="__RefHeading__177_569355814"/></text:h>
      <text:h text:style-name="Heading_20_2" text:outline-level="2"><text:bookmark-start text:name="__RefHeading__214_569355814"/>Arch Linux Arm<text:bookmark-end text:name="__RefHeading__214_569355814"/></text:h>
      <text:h text:style-name="Heading_20_3" text:outline-level="3"><text:bookmark-start text:name="__RefHeading__170_188545714"/>Preparing First Images<text:bookmark-end text:name="__RefHeading__170_188545714"/></text:h>
      <text:h text:style-name="Heading_20_3" text:outline-level="3"><text:bookmark-start text:name="__RefHeading__179_569355814"/>Change cmdline.txt<text:bookmark-end text:name="__RefHeading__179_569355814"/></text:h>
      <text:p text:style-name="code">root=/dev/sda2 </text:p>
      <text:p text:style-name="P5">remove</text:p>
      <text:p text:style-name="code">console=ttyAMA0,115200</text:p>
      <text:h text:style-name="Heading_20_3" text:outline-level="3"><text:bookmark-start text:name="__RefHeading__181_569355814"/>After first boot<text:bookmark-end text:name="__RefHeading__181_569355814"/></text:h>
      <text:p text:style-name="P6">login</text:p>
      <text:p text:style-name="code">root/root</text:p>
      <text:p text:style-name="code">loadke(z)s de</text:p>
      <text:p text:style-name="code">pacman -Sy</text:p>
      <text:p text:style-name="code">pacman-Su</text:p>
      <text:p text:style-name="code">pacman -S mc</text:p>
      <text:h text:style-name="P17" text:outline-level="3"><text:bookmark-start text:name="__RefHeading__183_569355814"/>Interesting installs<text:bookmark-end text:name="__RefHeading__183_569355814"/></text:h>
      <text:p text:style-name="code">linux-firmware-?</text:p>
      <text:p text:style-name="code">linux-raspberrypi-?</text:p>
      <text:p text:style-name="code">raspberrypi-firmware-bootloader-</text:p>
      <text:p text:style-name="code">raspberrypi-firmware-bootloader-x-</text:p>
      <text:p text:style-name="code">raspberrypi-firmware-tools-</text:p>
      <text:p text:style-name="code">raspberrypi-firmware-examples-</text:p>
      <text:p text:style-name="code">raspberrypi-firmware-</text:p>
      <text:p text:style-name="P8"/>
      <text:p text:style-name="P8"/>
      <text:h text:style-name="Heading_20_3" text:outline-level="3"><text:bookmark-start text:name="__RefHeading__185_569355814"/>Install xserver <text:bookmark-end text:name="__RefHeading__185_569355814"/></text:h>
      <text:p text:style-name="P7">pacman -S xorg</text:p>
      <text:p text:style-name="code">odroid-c1-libgl-<text:span text:style-name="T2">x11</text:span></text:p>
      <text:p text:style-name="P4">xf86-video-odroid-c1</text:p>
      <text:p text:style-name="P3">mesa-libgl</text:p>
      <text:p text:style-name="P3"/>
      <text:p text:style-name="P7">pacman -S xterm</text:p>
      <text:p text:style-name="P7">pacman -S lxde</text:p>
      <text:p text:style-name="P8"/>
      <text:p text:style-name="P8">pacman -S mesa-demos</text:p>
      <text:p text:style-name="P10"><text:soft-page-break/>pacman -S xorg-xinit</text:p>
      <text:p text:style-name="P10">startx crashes</text:p>
      <text:p text:style-name="P10">must disable</text:p>
      <text:p text:style-name="code">/etc/X11/xorg.conf.d/99-mali-c1.conf</text:p>
      <text:p text:style-name="P11">go</text:p>
      <text:p text:style-name="code">startx /usr/bin/startlxde</text:p>
      <text:p text:style-name="P12">(win) -(r) </text:p>
      <text:p text:style-name="code">xterm top</text:p>
      <text:h text:style-name="Heading_20_3" text:outline-level="3"><text:bookmark-start text:name="__RefHeading___Toc284_1605686100"/>Audio Interfaces<text:bookmark-end text:name="__RefHeading___Toc284_1605686100"/></text:h>
      <text:p text:style-name="P26">Behringer Audio: + Midi:+</text:p>
      <text:p text:style-name="P26">Steinberg Audio:+</text:p>
      <text:p text:style-name="P26">PreSonus wird nicht gesehen</text:p>
      <text:p text:style-name="P26"/>
      <text:h text:style-name="P20" text:outline-level="2"><text:bookmark-start text:name="__RefHeading__216_569355814"/>Ubuntu Mate<text:bookmark-end text:name="__RefHeading__216_569355814"/></text:h>
      <text:h text:style-name="Heading_20_3" text:outline-level="3"><text:bookmark-start text:name="__RefHeading__706_569355814"/>check Audio Interfaces<text:bookmark-end text:name="__RefHeading__706_569355814"/></text:h>
      <text:p text:style-name="P26">Steinberg +</text:p>
      <text:p text:style-name="P26">Behringer nicht gesehen</text:p>
      <text:p text:style-name="P26">PreSonus: Audio: Startke</text:p>
      <text:h text:style-name="Heading_20_3" text:outline-level="3"><text:bookmark-start text:name="__RefHeading__304_569355814"/>After first run replace kernel<text:bookmark-end text:name="__RefHeading__304_569355814"/></text:h>
      <text:p text:style-name="code">kernel7.img</text:p>
      <text:p text:style-name="code">initrd7.img</text:p>
      <text:h text:style-name="Heading_20_3" text:outline-level="3"><text:bookmark-start text:name="__RefHeading___Toc286_1605686100"/>Audio interfaces after kernel &amp; initrd replace<text:bookmark-end text:name="__RefHeading___Toc286_1605686100"/></text:h>
      <text:p text:style-name="P26">Behringer Audio: + Midi:+</text:p>
      <text:p text:style-name="P26">Steinberg Audio:+</text:p>
      <text:p text:style-name="P26">PreSonus Audio: input gestört Midi:+</text:p>
      <text:h text:style-name="P23" text:outline-level="1"><text:bookmark-start text:name="__RefHeading__187_569355814"/>Odroid C1<text:bookmark-end text:name="__RefHeading__187_569355814"/></text:h>
      <text:h text:style-name="Heading_20_2" text:outline-level="2"><text:bookmark-start text:name="__RefHeading__189_569355814"/>with Arch Linux Arm<text:bookmark-end text:name="__RefHeading__189_569355814"/></text:h>
      <text:p text:style-name="code">/<text:span text:style-name="T5">etc/xorg/conf.d</text:span></text:p>
      <text:p text:style-name="P15">muss disabled werden</text:p>
      <text:p text:style-name="P13">Terminal kein cursor</text:p>
      <text:p text:style-name="P13">xserver: darstellungsfehler</text:p>
      <text:h text:style-name="Heading_20_2" text:outline-level="2"><text:bookmark-start text:name="__RefHeading__239_569355814"/>Ubuntu <text:span text:style-name="T3">(Hardkernel)</text:span><text:bookmark-end text:name="__RefHeading__239_569355814"/></text:h>
      <text:p text:style-name="Text_20_body"/>
      <text:h text:style-name="Heading_20_2" text:outline-level="2"><text:bookmark-start text:name="__RefHeading__241_569355814"/>Android <text:span text:style-name="T4">(Hardkernel)</text:span><text:bookmark-end text:name="__RefHeading__241_569355814"/></text:h>
      <text:p text:style-name="P14">Antutu &amp; GFX Bench gute Werte</text:p>
      <text:p text:style-name="P14"/>
      <text:h text:style-name="P24" text:outline-level="1"><text:bookmark-start text:name="__RefHeading___Toc328_1605686100"/>Knoppix 7.5<text:bookmark-end text:name="__RefHeading___Toc328_1605686100"/></text:h>
      <text:h text:style-name="Heading_20_3" text:outline-level="3"><text:bookmark-start text:name="__RefHeading___Toc330_1605686100"/>Audio interfaces<text:bookmark-end text:name="__RefHeading___Toc330_1605686100"/></text:h>
      <text:p text:style-name="P28">Kein Midi</text:p>
      <text:p text:style-name="P28"/>
      <text:h text:style-name="P24" text:outline-level="1"><text:bookmark-start text:name="__RefHeading__191_569355814"/>Appendix<text:bookmark-end text:name="__RefHeading__191_569355814"/></text:h>
      <text:p text:style-name="P9">list files</text:p>
      <text:p text:style-name="P9">pacman -Ql &lt;packet&gt;</text:p>
      <text:p text:style-name="P9"/>
      <text:h text:style-name="P19" text:outline-level="2"/>
      <text:h text:style-name="P21" text:outline-level="2"><text:bookmark-start text:name="__RefHeading__526_496670909"/>Links<text:bookmark-end text:name="__RefHeading__526_496670909"/></text:h>
      <text:p text:style-name="Text_20_body"><text:a xlink:type="simple" xlink:href="https://wiki.archlinux.de/title/Pacman" text:style-name="Internet_20_link" text:visited-style-name="Visited_20_Internet_20_Link">https://wiki.archlinux.de/title/Pacman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left="0.4cm" fo:margin-right="0cm" fo:margin-top="0cm" fo:margin-bottom="0.101cm" loext:contextual-spacing="false" fo:line-height="100%" fo:text-indent="0cm" style:auto-text-indent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User_20_Index_20_Heading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3_RasPi_2_Arch.odt</text:file-name><text:tab/><text:tab/><text:date style:data-style-name="N39" text:date-value="2015-05-21T22:13:32.655000225">21. Mai 15</text:date> <text:time style:data-style-name="N40" text:time-value="2015-05-21T22:13:32.662999704">22:13</text:time></text:p>
      </style:header>
      <style:footer>
        <text:p text:style-name="Footer"><text:tab/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4.3.2$Windows_x86 LibreOffice_project/88805f81e9fe61362df02b9941de8e38a9b5fd16</meta:generator>
    <dc:date>2015-05-21T22:13:32.561000000</dc:date>
    <meta:editing-duration>PT2H11M41S</meta:editing-duration>
    <meta:editing-cycles>38</meta:editing-cycles>
    <meta:document-statistic meta:table-count="0" meta:image-count="0" meta:object-count="0" meta:page-count="8" meta:paragraph-count="94" meta:word-count="237" meta:character-count="1741" meta:non-whitespace-character-count="1592"/>
  </office:meta>
</office:document-meta>
</file>